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F8000002843C74C37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2cm" svg:stroke-color="#127622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102cm" svg:stroke-color="#861141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5" style:family="graphic" style:parent-style-name="standard">
      <style:graphic-properties draw:stroke="dash" draw:stroke-dash="Dot"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9cm" fo:min-width="10.35cm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127622" loext:opacity="100%"/>
    </style:style>
    <style:style style:name="P4" style:family="paragraph">
      <loext:graphic-properties draw:fill="none" draw:fill-color="#ffffff"/>
      <style:text-properties fo:color="#127622" loext:opacity="100%"/>
    </style:style>
    <style:style style:name="P5" style:family="paragraph">
      <style:text-properties fo:color="#861141" loext:opacity="100%"/>
    </style:style>
    <style:style style:name="P6" style:family="paragraph">
      <loext:graphic-properties draw:fill="none" draw:fill-color="#ffffff"/>
      <style:text-properties fo:color="#861141" loext:opacity="100%"/>
    </style:style>
    <style:style style:name="T1" style:family="text">
      <style:text-properties fo:color="#127622" loext:opacity="100%"/>
    </style:style>
    <style:style style:name="T2" style:family="text">
      <style:text-properties fo:color="#861141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cm" svg:height="4.678cm" svg:x="0.4cm" svg:y="0.7cm">
          <draw:image xlink:href="Pictures/10000001000005F8000002843C74C378.png" xlink:type="simple" xlink:show="embed" xlink:actuate="onLoad" draw:mime-type="image/png">
            <text:p/>
          </draw:image>
        </draw:frame>
        <draw:line draw:style-name="gr2" draw:text-style-name="P2" draw:layer="layout" svg:x1="2.9cm" svg:y1="4.7cm" svg:x2="2.9cm" svg:y2="6cm">
          <text:p/>
        </draw:line>
        <draw:frame draw:style-name="gr3" draw:text-style-name="P4" draw:layer="layout" svg:width="4.981cm" svg:height="0.962cm" svg:x="0.6cm" svg:y="6cm">
          <draw:text-box>
            <text:p text:style-name="P3"><text:span text:style-name="T1">Animal Object 1</text:span></text:p>
          </draw:text-box>
        </draw:frame>
        <draw:line draw:style-name="gr2" draw:text-style-name="P2" draw:layer="layout" svg:x1="8.701cm" svg:y1="4.675cm" svg:x2="8.701cm" svg:y2="5.975cm">
          <text:p/>
        </draw:line>
        <draw:frame draw:style-name="gr3" draw:text-style-name="P4" draw:layer="layout" svg:width="4.981cm" svg:height="0.962cm" svg:x="6.401cm" svg:y="5.975cm">
          <draw:text-box>
            <text:p text:style-name="P3"><text:span text:style-name="T1">Animal Object 2</text:span></text:p>
          </draw:text-box>
        </draw:frame>
        <draw:frame draw:style-name="gr3" draw:text-style-name="P6" draw:layer="layout" svg:width="4.168cm" svg:height="0.962cm" svg:x="4cm" svg:y="7.6cm">
          <draw:text-box>
            <text:p text:style-name="P5"><text:span text:style-name="T2">Class Animal</text:span></text:p>
          </draw:text-box>
        </draw:frame>
        <draw:line draw:style-name="gr4" draw:text-style-name="P2" draw:layer="layout" svg:x1="3.3cm" svg:y1="6.9cm" svg:x2="4.3cm" svg:y2="7.8cm">
          <text:p/>
        </draw:line>
        <draw:line draw:style-name="gr4" draw:text-style-name="P2" draw:layer="layout" svg:x1="9.1cm" svg:y1="6.8cm" svg:x2="8cm" svg:y2="7.8cm">
          <text:p/>
        </draw:line>
        <draw:custom-shape draw:style-name="gr5" draw:text-style-name="P2" draw:layer="layout" svg:width="10.9cm" svg:height="4.2cm" svg:x="0.4cm" svg:y="0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3cm" svg:y1="2.8cm" svg:x2="12.4cm" svg:y2="2.8cm">
          <text:p/>
        </draw:line>
        <draw:frame draw:style-name="gr6" draw:text-style-name="P4" draw:layer="layout" svg:width="3.1cm" svg:height="1.673cm" svg:x="12.5cm" svg:y="2cm">
          <draw:text-box>
            <text:p text:style-name="P3"><text:span text:style-name="T1">Pedigree Object</text:span></text:p>
          </draw:text-box>
        </draw:frame>
        <draw:line draw:style-name="gr4" draw:text-style-name="P2" draw:layer="layout" svg:x1="13.8cm" svg:y1="3.6cm" svg:x2="13.8cm" svg:y2="4.8cm">
          <text:p/>
        </draw:line>
        <draw:frame draw:style-name="gr3" draw:text-style-name="P6" draw:layer="layout" svg:width="4.807cm" svg:height="0.962cm" svg:x="11.332cm" svg:y="4.8cm">
          <draw:text-box>
            <text:p text:style-name="P5"><text:span text:style-name="T2">Class Pedigre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6:53:49.559529952</dc:date>
    <meta:editing-duration>PT13M24S</meta:editing-duration>
    <meta:editing-cycles>6</meta:editing-cycles>
    <meta:generator>LibreOffice/24.2.2.2$MacOSX_AARCH64 LibreOffice_project/d56cc158d8a96260b836f100ef4b4ef25d6f1a01</meta:generator>
    <meta:document-statistic meta:object-count="13"/>
  </office:meta>
</office:document-meta>
</file>